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0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726cm" svg:height="0.662cm" draw:transform="rotate (-1.5707963267949) translate (25.272cm 3.4cm)">
          <draw:text-box>
            <text:p><text:span text:style-name="T1">1</text:span></text:p>
          </draw:text-box>
        </draw:frame>
        <draw:rect draw:style-name="gr2" draw:text-style-name="P2" draw:layer="layout" svg:width="0.5cm" svg:height="1cm" svg:x="4.4cm" svg:y="2.55cm">
          <text:p/>
        </draw:rect>
        <draw:rect draw:style-name="gr2" draw:text-style-name="P2" draw:layer="layout" svg:width="1cm" svg:height="0.5cm" svg:x="3cm" svg:y="4.1cm">
          <text:p/>
        </draw:rect>
        <draw:rect draw:style-name="gr2" draw:text-style-name="P2" draw:layer="layout" svg:width="21.7cm" svg:height="14cm" svg:x="4cm" svg:y="3.55cm">
          <text:p/>
        </draw:rect>
        <draw:rect draw:style-name="gr2" draw:text-style-name="P2" draw:layer="layout" svg:width="0.5cm" svg:height="1.3cm" svg:x="471cm" svg:y="3.15cm">
          <text:p/>
        </draw:rect>
        <draw:rect draw:style-name="gr2" draw:text-style-name="P2" draw:layer="layout" svg:width="0.5cm" svg:height="1cm" svg:x="5.1cm" svg:y="2.55cm">
          <text:p/>
        </draw:rect>
        <draw:rect draw:style-name="gr2" draw:text-style-name="P2" draw:layer="layout" svg:width="0.5cm" svg:height="1cm" svg:x="5.8cm" svg:y="2.55cm">
          <text:p/>
        </draw:rect>
        <draw:rect draw:style-name="gr2" draw:text-style-name="P2" draw:layer="layout" svg:width="0.5cm" svg:height="1cm" svg:x="6.5cm" svg:y="2.55cm">
          <text:p/>
        </draw:rect>
        <draw:rect draw:style-name="gr2" draw:text-style-name="P2" draw:layer="layout" svg:width="0.5cm" svg:height="1cm" svg:x="7.2cm" svg:y="2.55cm">
          <text:p/>
        </draw:rect>
        <draw:rect draw:style-name="gr2" draw:text-style-name="P2" draw:layer="layout" svg:width="0.5cm" svg:height="1cm" svg:x="7.9cm" svg:y="2.55cm">
          <text:p/>
        </draw:rect>
        <draw:rect draw:style-name="gr2" draw:text-style-name="P2" draw:layer="layout" svg:width="0.5cm" svg:height="1cm" svg:x="8.6cm" svg:y="2.55cm">
          <text:p/>
        </draw:rect>
        <draw:rect draw:style-name="gr2" draw:text-style-name="P2" draw:layer="layout" svg:width="0.5cm" svg:height="1cm" svg:x="9.3cm" svg:y="2.55cm">
          <text:p/>
        </draw:rect>
        <draw:rect draw:style-name="gr2" draw:text-style-name="P2" draw:layer="layout" svg:width="0.5cm" svg:height="1cm" svg:x="10cm" svg:y="2.55cm">
          <text:p/>
        </draw:rect>
        <draw:rect draw:style-name="gr2" draw:text-style-name="P2" draw:layer="layout" svg:width="0.5cm" svg:height="1cm" svg:x="10.7cm" svg:y="2.55cm">
          <text:p/>
        </draw:rect>
        <draw:rect draw:style-name="gr2" draw:text-style-name="P2" draw:layer="layout" svg:width="0.5cm" svg:height="1cm" svg:x="11.4cm" svg:y="2.55cm">
          <text:p/>
        </draw:rect>
        <draw:rect draw:style-name="gr2" draw:text-style-name="P2" draw:layer="layout" svg:width="0.5cm" svg:height="1cm" svg:x="12.1cm" svg:y="2.55cm">
          <text:p/>
        </draw:rect>
        <draw:rect draw:style-name="gr2" draw:text-style-name="P2" draw:layer="layout" svg:width="0.5cm" svg:height="1cm" svg:x="12.8cm" svg:y="2.55cm">
          <text:p/>
        </draw:rect>
        <draw:rect draw:style-name="gr2" draw:text-style-name="P2" draw:layer="layout" svg:width="0.5cm" svg:height="1cm" svg:x="13.5cm" svg:y="2.55cm">
          <text:p/>
        </draw:rect>
        <draw:rect draw:style-name="gr2" draw:text-style-name="P2" draw:layer="layout" svg:width="0.5cm" svg:height="1cm" svg:x="14.2cm" svg:y="2.55cm">
          <text:p/>
        </draw:rect>
        <draw:rect draw:style-name="gr2" draw:text-style-name="P2" draw:layer="layout" svg:width="0.5cm" svg:height="1cm" svg:x="14.9cm" svg:y="2.55cm">
          <text:p/>
        </draw:rect>
        <draw:rect draw:style-name="gr2" draw:text-style-name="P2" draw:layer="layout" svg:width="0.5cm" svg:height="1cm" svg:x="15.6cm" svg:y="2.55cm">
          <text:p/>
        </draw:rect>
        <draw:rect draw:style-name="gr2" draw:text-style-name="P2" draw:layer="layout" svg:width="0.5cm" svg:height="1cm" svg:x="16.3cm" svg:y="2.55cm">
          <text:p/>
        </draw:rect>
        <draw:rect draw:style-name="gr2" draw:text-style-name="P2" draw:layer="layout" svg:width="0.5cm" svg:height="1cm" svg:x="17cm" svg:y="2.55cm">
          <text:p/>
        </draw:rect>
        <draw:rect draw:style-name="gr2" draw:text-style-name="P2" draw:layer="layout" svg:width="0.5cm" svg:height="1cm" svg:x="17.7cm" svg:y="2.55cm">
          <text:p/>
        </draw:rect>
        <draw:rect draw:style-name="gr2" draw:text-style-name="P2" draw:layer="layout" svg:width="0.5cm" svg:height="1cm" svg:x="18.4cm" svg:y="2.55cm">
          <text:p/>
        </draw:rect>
        <draw:rect draw:style-name="gr2" draw:text-style-name="P2" draw:layer="layout" svg:width="0.5cm" svg:height="1cm" svg:x="19.1cm" svg:y="2.55cm">
          <text:p/>
        </draw:rect>
        <draw:rect draw:style-name="gr2" draw:text-style-name="P2" draw:layer="layout" svg:width="0.5cm" svg:height="1cm" svg:x="19.8cm" svg:y="2.55cm">
          <text:p/>
        </draw:rect>
        <draw:rect draw:style-name="gr2" draw:text-style-name="P2" draw:layer="layout" svg:width="0.5cm" svg:height="1cm" svg:x="20.5cm" svg:y="2.55cm">
          <text:p/>
        </draw:rect>
        <draw:rect draw:style-name="gr2" draw:text-style-name="P2" draw:layer="layout" svg:width="0.5cm" svg:height="1cm" svg:x="21.2cm" svg:y="2.55cm">
          <text:p/>
        </draw:rect>
        <draw:rect draw:style-name="gr2" draw:text-style-name="P2" draw:layer="layout" svg:width="0.5cm" svg:height="1cm" svg:x="21.9cm" svg:y="2.55cm">
          <text:p/>
        </draw:rect>
        <draw:rect draw:style-name="gr2" draw:text-style-name="P2" draw:layer="layout" svg:width="0.5cm" svg:height="1cm" svg:x="22.6cm" svg:y="2.55cm">
          <text:p/>
        </draw:rect>
        <draw:rect draw:style-name="gr2" draw:text-style-name="P2" draw:layer="layout" svg:width="0.5cm" svg:height="1cm" svg:x="23.3cm" svg:y="2.55cm">
          <text:p/>
        </draw:rect>
        <draw:rect draw:style-name="gr2" draw:text-style-name="P2" draw:layer="layout" svg:width="0.5cm" svg:height="1cm" svg:x="24cm" svg:y="2.55cm">
          <text:p/>
        </draw:rect>
        <draw:rect draw:style-name="gr2" draw:text-style-name="P2" draw:layer="layout" svg:width="0.5cm" svg:height="1cm" svg:x="24.7cm" svg:y="2.55cm">
          <text:p/>
        </draw:rect>
        <draw:rect draw:style-name="gr2" draw:text-style-name="P2" draw:layer="layout" svg:width="0.5cm" svg:height="1cm" svg:x="4.4cm" svg:y="17.55cm">
          <text:p/>
        </draw:rect>
        <draw:rect draw:style-name="gr2" draw:text-style-name="P2" draw:layer="layout" svg:width="0.5cm" svg:height="1cm" svg:x="5.1cm" svg:y="17.55cm">
          <text:p/>
        </draw:rect>
        <draw:rect draw:style-name="gr2" draw:text-style-name="P2" draw:layer="layout" svg:width="0.5cm" svg:height="1cm" svg:x="5.8cm" svg:y="17.55cm">
          <text:p/>
        </draw:rect>
        <draw:rect draw:style-name="gr2" draw:text-style-name="P2" draw:layer="layout" svg:width="0.5cm" svg:height="1cm" svg:x="6.5cm" svg:y="17.55cm">
          <text:p/>
        </draw:rect>
        <draw:rect draw:style-name="gr2" draw:text-style-name="P2" draw:layer="layout" svg:width="0.5cm" svg:height="1cm" svg:x="7.2cm" svg:y="17.55cm">
          <text:p/>
        </draw:rect>
        <draw:rect draw:style-name="gr2" draw:text-style-name="P2" draw:layer="layout" svg:width="0.5cm" svg:height="1cm" svg:x="7.9cm" svg:y="17.55cm">
          <text:p/>
        </draw:rect>
        <draw:rect draw:style-name="gr2" draw:text-style-name="P2" draw:layer="layout" svg:width="0.5cm" svg:height="1cm" svg:x="8.6cm" svg:y="17.55cm">
          <text:p/>
        </draw:rect>
        <draw:rect draw:style-name="gr2" draw:text-style-name="P2" draw:layer="layout" svg:width="0.5cm" svg:height="1cm" svg:x="9.3cm" svg:y="17.55cm">
          <text:p/>
        </draw:rect>
        <draw:rect draw:style-name="gr2" draw:text-style-name="P2" draw:layer="layout" svg:width="0.5cm" svg:height="1cm" svg:x="10cm" svg:y="17.55cm">
          <text:p/>
        </draw:rect>
        <draw:rect draw:style-name="gr2" draw:text-style-name="P2" draw:layer="layout" svg:width="0.5cm" svg:height="1cm" svg:x="10.7cm" svg:y="17.55cm">
          <text:p/>
        </draw:rect>
        <draw:rect draw:style-name="gr2" draw:text-style-name="P2" draw:layer="layout" svg:width="0.5cm" svg:height="1cm" svg:x="11.4cm" svg:y="17.55cm">
          <text:p/>
        </draw:rect>
        <draw:rect draw:style-name="gr2" draw:text-style-name="P2" draw:layer="layout" svg:width="0.5cm" svg:height="1cm" svg:x="12.1cm" svg:y="17.55cm">
          <text:p/>
        </draw:rect>
        <draw:rect draw:style-name="gr2" draw:text-style-name="P2" draw:layer="layout" svg:width="0.5cm" svg:height="1cm" svg:x="12.8cm" svg:y="17.55cm">
          <text:p/>
        </draw:rect>
        <draw:rect draw:style-name="gr2" draw:text-style-name="P2" draw:layer="layout" svg:width="0.5cm" svg:height="1cm" svg:x="13.5cm" svg:y="17.55cm">
          <text:p/>
        </draw:rect>
        <draw:rect draw:style-name="gr2" draw:text-style-name="P2" draw:layer="layout" svg:width="0.5cm" svg:height="1cm" svg:x="14.2cm" svg:y="17.55cm">
          <text:p/>
        </draw:rect>
        <draw:rect draw:style-name="gr2" draw:text-style-name="P2" draw:layer="layout" svg:width="0.5cm" svg:height="1cm" svg:x="14.9cm" svg:y="17.55cm">
          <text:p/>
        </draw:rect>
        <draw:rect draw:style-name="gr2" draw:text-style-name="P2" draw:layer="layout" svg:width="0.5cm" svg:height="1cm" svg:x="15.6cm" svg:y="17.55cm">
          <text:p/>
        </draw:rect>
        <draw:rect draw:style-name="gr2" draw:text-style-name="P2" draw:layer="layout" svg:width="0.5cm" svg:height="1cm" svg:x="16.3cm" svg:y="17.55cm">
          <text:p/>
        </draw:rect>
        <draw:rect draw:style-name="gr2" draw:text-style-name="P2" draw:layer="layout" svg:width="0.5cm" svg:height="1cm" svg:x="17cm" svg:y="17.55cm">
          <text:p/>
        </draw:rect>
        <draw:rect draw:style-name="gr2" draw:text-style-name="P2" draw:layer="layout" svg:width="0.5cm" svg:height="1cm" svg:x="17.7cm" svg:y="17.55cm">
          <text:p/>
        </draw:rect>
        <draw:rect draw:style-name="gr2" draw:text-style-name="P2" draw:layer="layout" svg:width="0.5cm" svg:height="1cm" svg:x="18.4cm" svg:y="17.55cm">
          <text:p/>
        </draw:rect>
        <draw:rect draw:style-name="gr2" draw:text-style-name="P2" draw:layer="layout" svg:width="0.5cm" svg:height="1cm" svg:x="19.1cm" svg:y="17.55cm">
          <text:p/>
        </draw:rect>
        <draw:rect draw:style-name="gr2" draw:text-style-name="P2" draw:layer="layout" svg:width="0.5cm" svg:height="1cm" svg:x="19.8cm" svg:y="17.55cm">
          <text:p/>
        </draw:rect>
        <draw:rect draw:style-name="gr2" draw:text-style-name="P2" draw:layer="layout" svg:width="0.5cm" svg:height="1cm" svg:x="20.5cm" svg:y="17.55cm">
          <text:p/>
        </draw:rect>
        <draw:rect draw:style-name="gr2" draw:text-style-name="P2" draw:layer="layout" svg:width="0.5cm" svg:height="1cm" svg:x="21.2cm" svg:y="17.55cm">
          <text:p/>
        </draw:rect>
        <draw:rect draw:style-name="gr2" draw:text-style-name="P2" draw:layer="layout" svg:width="0.5cm" svg:height="1cm" svg:x="21.9cm" svg:y="17.55cm">
          <text:p/>
        </draw:rect>
        <draw:rect draw:style-name="gr2" draw:text-style-name="P2" draw:layer="layout" svg:width="0.5cm" svg:height="1cm" svg:x="22.6cm" svg:y="17.55cm">
          <text:p/>
        </draw:rect>
        <draw:rect draw:style-name="gr2" draw:text-style-name="P2" draw:layer="layout" svg:width="0.5cm" svg:height="1cm" svg:x="23.3cm" svg:y="17.55cm">
          <text:p/>
        </draw:rect>
        <draw:rect draw:style-name="gr2" draw:text-style-name="P2" draw:layer="layout" svg:width="0.5cm" svg:height="1cm" svg:x="24cm" svg:y="17.55cm">
          <text:p/>
        </draw:rect>
        <draw:rect draw:style-name="gr2" draw:text-style-name="P2" draw:layer="layout" svg:width="0.5cm" svg:height="1cm" svg:x="24.7cm" svg:y="17.55cm">
          <text:p/>
        </draw:rect>
        <draw:frame draw:style-name="gr1" draw:text-style-name="P1" draw:layer="layout" svg:width="0.726cm" svg:height="0.662cm" draw:transform="rotate (-1.5707963267949) translate (24.572cm 3.4cm)">
          <draw:text-box>
            <text:p><text:span text:style-name="T1">2</text:span></text:p>
          </draw:text-box>
        </draw:frame>
        <draw:frame draw:style-name="gr1" draw:text-style-name="P1" draw:layer="layout" svg:width="0.726cm" svg:height="0.662cm" draw:transform="rotate (-1.5707963267949) translate (23.872cm 3.4cm)">
          <draw:text-box>
            <text:p><text:span text:style-name="T1">3</text:span></text:p>
          </draw:text-box>
        </draw:frame>
        <draw:frame draw:style-name="gr1" draw:text-style-name="P1" draw:layer="layout" svg:width="0.726cm" svg:height="0.662cm" draw:transform="rotate (-1.5707963267949) translate (23.272cm 3.4cm)">
          <draw:text-box>
            <text:p><text:span text:style-name="T1">4</text:span></text:p>
          </draw:text-box>
        </draw:frame>
        <draw:frame draw:style-name="gr1" draw:text-style-name="P1" draw:layer="layout" svg:width="0.726cm" svg:height="0.662cm" draw:transform="rotate (-1.5707963267949) translate (22.572cm 3.4cm)">
          <draw:text-box>
            <text:p><text:span text:style-name="T1">5</text:span></text:p>
          </draw:text-box>
        </draw:frame>
        <draw:frame draw:style-name="gr1" draw:text-style-name="P1" draw:layer="layout" svg:width="0.726cm" svg:height="0.662cm" draw:transform="rotate (-1.5707963267949) translate (21.872cm 3.4cm)">
          <draw:text-box>
            <text:p><text:span text:style-name="T1">6</text:span></text:p>
          </draw:text-box>
        </draw:frame>
        <draw:frame draw:style-name="gr1" draw:text-style-name="P1" draw:layer="layout" svg:width="0.726cm" svg:height="0.662cm" draw:transform="rotate (-1.5707963267949) translate (21.072cm 3.4cm)">
          <draw:text-box>
            <text:p><text:span text:style-name="T1">7</text:span></text:p>
          </draw:text-box>
        </draw:frame>
        <draw:frame draw:style-name="gr1" draw:text-style-name="P1" draw:layer="layout" svg:width="0.726cm" svg:height="0.662cm" draw:transform="rotate (-1.5707963267949) translate (20.372cm 3.4cm)">
          <draw:text-box>
            <text:p><text:span text:style-name="T1">8</text:span></text:p>
          </draw:text-box>
        </draw:frame>
        <draw:frame draw:style-name="gr1" draw:text-style-name="P1" draw:layer="layout" svg:width="0.726cm" svg:height="0.662cm" draw:transform="rotate (-1.5707963267949) translate (19.672cm 3.4cm)">
          <draw:text-box>
            <text:p><text:span text:style-name="T1">9</text:span></text:p>
          </draw:text-box>
        </draw:frame>
        <draw:frame draw:style-name="gr1" draw:text-style-name="P1" draw:layer="layout" svg:width="0.951cm" svg:height="0.662cm" draw:transform="rotate (-1.5707963267949) translate (18.972cm 3.4cm)">
          <draw:text-box>
            <text:p><text:span text:style-name="T1">10</text:span></text:p>
          </draw:text-box>
        </draw:frame>
        <draw:frame draw:style-name="gr1" draw:text-style-name="P1" draw:layer="layout" svg:width="0.951cm" svg:height="0.662cm" draw:transform="rotate (-1.5707963267949) translate (18.272cm 3.4cm)">
          <draw:text-box>
            <text:p><text:span text:style-name="T1">11</text:span></text:p>
          </draw:text-box>
        </draw:frame>
        <draw:frame draw:style-name="gr1" draw:text-style-name="P1" draw:layer="layout" svg:width="0.951cm" svg:height="0.662cm" draw:transform="rotate (-1.5707963267949) translate (17.572cm 3.4cm)">
          <draw:text-box>
            <text:p><text:span text:style-name="T1">12</text:span></text:p>
          </draw:text-box>
        </draw:frame>
        <draw:frame draw:style-name="gr1" draw:text-style-name="P1" draw:layer="layout" svg:width="0.951cm" svg:height="0.662cm" draw:transform="rotate (-1.5707963267949) translate (16.872cm 3.401cm)">
          <draw:text-box>
            <text:p><text:span text:style-name="T1">13</text:span></text:p>
          </draw:text-box>
        </draw:frame>
        <draw:frame draw:style-name="gr1" draw:text-style-name="P1" draw:layer="layout" svg:width="0.951cm" svg:height="0.662cm" draw:transform="rotate (-1.5707963267949) translate (16.172cm 3.401cm)">
          <draw:text-box>
            <text:p><text:span text:style-name="T1">14</text:span></text:p>
          </draw:text-box>
        </draw:frame>
        <draw:frame draw:style-name="gr1" draw:text-style-name="P1" draw:layer="layout" svg:width="0.951cm" svg:height="0.662cm" draw:transform="rotate (-1.5707963267949) translate (15.472cm 3.401cm)">
          <draw:text-box>
            <text:p><text:span text:style-name="T1">15</text:span></text:p>
          </draw:text-box>
        </draw:frame>
        <draw:frame draw:style-name="gr1" draw:text-style-name="P1" draw:layer="layout" svg:width="0.951cm" svg:height="0.662cm" draw:transform="rotate (-1.5707963267949) translate (14.872cm 3.401cm)">
          <draw:text-box>
            <text:p><text:span text:style-name="T1">16</text:span></text:p>
          </draw:text-box>
        </draw:frame>
        <draw:frame draw:style-name="gr1" draw:text-style-name="P1" draw:layer="layout" svg:width="0.951cm" svg:height="0.662cm" draw:transform="rotate (-1.5707963267949) translate (14.172cm 3.401cm)">
          <draw:text-box>
            <text:p><text:span text:style-name="T1">17</text:span></text:p>
          </draw:text-box>
        </draw:frame>
        <draw:frame draw:style-name="gr1" draw:text-style-name="P1" draw:layer="layout" svg:width="0.951cm" svg:height="0.662cm" draw:transform="rotate (-1.5707963267949) translate (13.372cm 3.401cm)">
          <draw:text-box>
            <text:p><text:span text:style-name="T1">18</text:span></text:p>
          </draw:text-box>
        </draw:frame>
        <draw:frame draw:style-name="gr1" draw:text-style-name="P1" draw:layer="layout" svg:width="0.951cm" svg:height="0.662cm" draw:transform="rotate (-1.5707963267949) translate (12.672cm 3.401cm)">
          <draw:text-box>
            <text:p><text:span text:style-name="T1">19</text:span></text:p>
          </draw:text-box>
        </draw:frame>
        <draw:frame draw:style-name="gr1" draw:text-style-name="P1" draw:layer="layout" svg:width="0.951cm" svg:height="0.662cm" draw:transform="rotate (-1.5707963267949) translate (11.972cm 3.401cm)">
          <draw:text-box>
            <text:p><text:span text:style-name="T1">20</text:span></text:p>
          </draw:text-box>
        </draw:frame>
        <draw:frame draw:style-name="gr1" draw:text-style-name="P1" draw:layer="layout" svg:width="0.951cm" svg:height="0.662cm" draw:transform="rotate (-1.5707963267949) translate (11.272cm 3.401cm)">
          <draw:text-box>
            <text:p><text:span text:style-name="T1">21</text:span></text:p>
          </draw:text-box>
        </draw:frame>
        <draw:frame draw:style-name="gr1" draw:text-style-name="P1" draw:layer="layout" svg:width="0.951cm" svg:height="0.662cm" draw:transform="rotate (-1.5707963267949) translate (10.572cm 3.401cm)">
          <draw:text-box>
            <text:p><text:span text:style-name="T1">22</text:span></text:p>
          </draw:text-box>
        </draw:frame>
        <draw:frame draw:style-name="gr1" draw:text-style-name="P1" draw:layer="layout" svg:width="0.951cm" svg:height="0.662cm" draw:transform="rotate (-1.5707963267949) translate (9.872cm 3.401cm)">
          <draw:text-box>
            <text:p><text:span text:style-name="T1">23</text:span></text:p>
          </draw:text-box>
        </draw:frame>
        <draw:frame draw:style-name="gr1" draw:text-style-name="P1" draw:layer="layout" svg:width="0.951cm" svg:height="0.662cm" draw:transform="rotate (-1.5707963267949) translate (9.172cm 3.401cm)">
          <draw:text-box>
            <text:p><text:span text:style-name="T1">24</text:span></text:p>
          </draw:text-box>
        </draw:frame>
        <draw:frame draw:style-name="gr1" draw:text-style-name="P1" draw:layer="layout" svg:width="0.951cm" svg:height="0.662cm" draw:transform="rotate (-1.5707963267949) translate (8.472cm 3.401cm)">
          <draw:text-box>
            <text:p><text:span text:style-name="T1">25</text:span></text:p>
          </draw:text-box>
        </draw:frame>
        <draw:frame draw:style-name="gr1" draw:text-style-name="P1" draw:layer="layout" svg:width="0.951cm" svg:height="0.662cm" draw:transform="rotate (-1.5707963267949) translate (7.772cm 3.401cm)">
          <draw:text-box>
            <text:p><text:span text:style-name="T1">26</text:span></text:p>
          </draw:text-box>
        </draw:frame>
        <draw:frame draw:style-name="gr1" draw:text-style-name="P1" draw:layer="layout" svg:width="0.951cm" svg:height="0.662cm" draw:transform="rotate (-1.5707963267949) translate (7.072cm 3.401cm)">
          <draw:text-box>
            <text:p><text:span text:style-name="T1">27</text:span></text:p>
          </draw:text-box>
        </draw:frame>
        <draw:frame draw:style-name="gr1" draw:text-style-name="P1" draw:layer="layout" svg:width="0.951cm" svg:height="0.662cm" draw:transform="rotate (-1.5707963267949) translate (6.372cm 3.401cm)">
          <draw:text-box>
            <text:p><text:span text:style-name="T1">28</text:span></text:p>
          </draw:text-box>
        </draw:frame>
        <draw:frame draw:style-name="gr1" draw:text-style-name="P1" draw:layer="layout" svg:width="0.951cm" svg:height="0.662cm" draw:transform="rotate (-1.5707963267949) translate (5.672cm 3.401cm)">
          <draw:text-box>
            <text:p><text:span text:style-name="T1">29</text:span></text:p>
          </draw:text-box>
        </draw:frame>
        <draw:frame draw:style-name="gr1" draw:text-style-name="P1" draw:layer="layout" svg:width="0.951cm" svg:height="0.662cm" draw:transform="rotate (-1.5707963267949) translate (4.972cm 3.401cm)">
          <draw:text-box>
            <text:p><text:span text:style-name="T1">30</text:span></text:p>
          </draw:text-box>
        </draw:frame>
        <draw:rect draw:style-name="gr2" draw:text-style-name="P2" draw:layer="layout" svg:width="1cm" svg:height="0.5cm" svg:x="3cm" svg:y="4.75cm">
          <text:p/>
        </draw:rect>
        <draw:rect draw:style-name="gr2" draw:text-style-name="P2" draw:layer="layout" svg:width="1cm" svg:height="0.5cm" svg:x="3cm" svg:y="5.4cm">
          <text:p/>
        </draw:rect>
        <draw:rect draw:style-name="gr2" draw:text-style-name="P2" draw:layer="layout" svg:width="1cm" svg:height="0.5cm" svg:x="3cm" svg:y="6.05cm">
          <text:p/>
        </draw:rect>
        <draw:rect draw:style-name="gr2" draw:text-style-name="P2" draw:layer="layout" svg:width="1cm" svg:height="0.5cm" svg:x="3cm" svg:y="6.7cm">
          <text:p/>
        </draw:rect>
        <draw:rect draw:style-name="gr2" draw:text-style-name="P2" draw:layer="layout" svg:width="1cm" svg:height="0.5cm" svg:x="3cm" svg:y="7.35cm">
          <text:p/>
        </draw:rect>
        <draw:rect draw:style-name="gr2" draw:text-style-name="P2" draw:layer="layout" svg:width="1cm" svg:height="0.5cm" svg:x="3cm" svg:y="8cm">
          <text:p/>
        </draw:rect>
        <draw:rect draw:style-name="gr2" draw:text-style-name="P2" draw:layer="layout" svg:width="1cm" svg:height="0.5cm" svg:x="3cm" svg:y="8.65cm">
          <text:p/>
        </draw:rect>
        <draw:rect draw:style-name="gr2" draw:text-style-name="P2" draw:layer="layout" svg:width="1cm" svg:height="0.5cm" svg:x="3cm" svg:y="9.3cm">
          <text:p/>
        </draw:rect>
        <draw:rect draw:style-name="gr2" draw:text-style-name="P2" draw:layer="layout" svg:width="1cm" svg:height="0.5cm" svg:x="3cm" svg:y="9.95cm">
          <text:p/>
        </draw:rect>
        <draw:rect draw:style-name="gr2" draw:text-style-name="P2" draw:layer="layout" svg:width="1cm" svg:height="0.5cm" svg:x="3cm" svg:y="10.6cm">
          <text:p/>
        </draw:rect>
        <draw:rect draw:style-name="gr2" draw:text-style-name="P2" draw:layer="layout" svg:width="1cm" svg:height="0.5cm" svg:x="3cm" svg:y="11.25cm">
          <text:p/>
        </draw:rect>
        <draw:rect draw:style-name="gr2" draw:text-style-name="P2" draw:layer="layout" svg:width="1cm" svg:height="0.5cm" svg:x="3cm" svg:y="11.9cm">
          <text:p/>
        </draw:rect>
        <draw:rect draw:style-name="gr2" draw:text-style-name="P2" draw:layer="layout" svg:width="1cm" svg:height="0.5cm" svg:x="3cm" svg:y="12.55cm">
          <text:p/>
        </draw:rect>
        <draw:rect draw:style-name="gr2" draw:text-style-name="P2" draw:layer="layout" svg:width="1cm" svg:height="0.5cm" svg:x="3cm" svg:y="13.2cm">
          <text:p/>
        </draw:rect>
        <draw:rect draw:style-name="gr2" draw:text-style-name="P2" draw:layer="layout" svg:width="1cm" svg:height="0.5cm" svg:x="3cm" svg:y="13.85cm">
          <text:p/>
        </draw:rect>
        <draw:rect draw:style-name="gr2" draw:text-style-name="P2" draw:layer="layout" svg:width="1cm" svg:height="0.5cm" svg:x="3cm" svg:y="14.5cm">
          <text:p/>
        </draw:rect>
        <draw:rect draw:style-name="gr2" draw:text-style-name="P2" draw:layer="layout" svg:width="1cm" svg:height="0.5cm" svg:x="3cm" svg:y="15.15cm">
          <text:p/>
        </draw:rect>
        <draw:rect draw:style-name="gr2" draw:text-style-name="P2" draw:layer="layout" svg:width="1cm" svg:height="0.5cm" svg:x="3cm" svg:y="15.8cm">
          <text:p/>
        </draw:rect>
        <draw:rect draw:style-name="gr2" draw:text-style-name="P2" draw:layer="layout" svg:width="1cm" svg:height="0.5cm" svg:x="3cm" svg:y="16.45cm">
          <text:p/>
        </draw:rect>
        <draw:rect draw:style-name="gr2" draw:text-style-name="P2" draw:layer="layout" svg:width="1cm" svg:height="0.5cm" svg:x="25.7cm" svg:y="4.1cm">
          <text:p/>
        </draw:rect>
        <draw:rect draw:style-name="gr2" draw:text-style-name="P2" draw:layer="layout" svg:width="1cm" svg:height="0.5cm" svg:x="25.7cm" svg:y="4.75cm">
          <text:p/>
        </draw:rect>
        <draw:rect draw:style-name="gr2" draw:text-style-name="P2" draw:layer="layout" svg:width="1cm" svg:height="0.5cm" svg:x="25.7cm" svg:y="5.4cm">
          <text:p/>
        </draw:rect>
        <draw:rect draw:style-name="gr2" draw:text-style-name="P2" draw:layer="layout" svg:width="1cm" svg:height="0.5cm" svg:x="25.7cm" svg:y="6.05cm">
          <text:p/>
        </draw:rect>
        <draw:rect draw:style-name="gr2" draw:text-style-name="P2" draw:layer="layout" svg:width="1cm" svg:height="0.5cm" svg:x="25.7cm" svg:y="6.7cm">
          <text:p/>
        </draw:rect>
        <draw:rect draw:style-name="gr2" draw:text-style-name="P2" draw:layer="layout" svg:width="1cm" svg:height="0.5cm" svg:x="25.7cm" svg:y="7.35cm">
          <text:p/>
        </draw:rect>
        <draw:rect draw:style-name="gr2" draw:text-style-name="P2" draw:layer="layout" svg:width="1cm" svg:height="0.5cm" svg:x="25.7cm" svg:y="8cm">
          <text:p/>
        </draw:rect>
        <draw:rect draw:style-name="gr2" draw:text-style-name="P2" draw:layer="layout" svg:width="1cm" svg:height="0.5cm" svg:x="25.7cm" svg:y="8.65cm">
          <text:p/>
        </draw:rect>
        <draw:rect draw:style-name="gr2" draw:text-style-name="P2" draw:layer="layout" svg:width="1cm" svg:height="0.5cm" svg:x="25.7cm" svg:y="9.3cm">
          <text:p/>
        </draw:rect>
        <draw:rect draw:style-name="gr2" draw:text-style-name="P2" draw:layer="layout" svg:width="1cm" svg:height="0.5cm" svg:x="25.7cm" svg:y="9.95cm">
          <text:p/>
        </draw:rect>
        <draw:rect draw:style-name="gr2" draw:text-style-name="P2" draw:layer="layout" svg:width="1cm" svg:height="0.5cm" svg:x="25.7cm" svg:y="10.6cm">
          <text:p/>
        </draw:rect>
        <draw:rect draw:style-name="gr2" draw:text-style-name="P2" draw:layer="layout" svg:width="1cm" svg:height="0.5cm" svg:x="25.7cm" svg:y="11.25cm">
          <text:p/>
        </draw:rect>
        <draw:rect draw:style-name="gr2" draw:text-style-name="P2" draw:layer="layout" svg:width="1cm" svg:height="0.5cm" svg:x="25.7cm" svg:y="11.9cm">
          <text:p/>
        </draw:rect>
        <draw:rect draw:style-name="gr2" draw:text-style-name="P2" draw:layer="layout" svg:width="1cm" svg:height="0.5cm" svg:x="25.7cm" svg:y="12.55cm">
          <text:p/>
        </draw:rect>
        <draw:rect draw:style-name="gr2" draw:text-style-name="P2" draw:layer="layout" svg:width="1cm" svg:height="0.5cm" svg:x="25.7cm" svg:y="13.2cm">
          <text:p/>
        </draw:rect>
        <draw:rect draw:style-name="gr2" draw:text-style-name="P2" draw:layer="layout" svg:width="1cm" svg:height="0.5cm" svg:x="25.7cm" svg:y="13.85cm">
          <text:p/>
        </draw:rect>
        <draw:rect draw:style-name="gr2" draw:text-style-name="P2" draw:layer="layout" svg:width="1cm" svg:height="0.5cm" svg:x="25.7cm" svg:y="14.5cm">
          <text:p/>
        </draw:rect>
        <draw:rect draw:style-name="gr2" draw:text-style-name="P2" draw:layer="layout" svg:width="1cm" svg:height="0.5cm" svg:x="25.7cm" svg:y="15.15cm">
          <text:p/>
        </draw:rect>
        <draw:rect draw:style-name="gr2" draw:text-style-name="P2" draw:layer="layout" svg:width="1cm" svg:height="0.5cm" svg:x="25.7cm" svg:y="15.8cm">
          <text:p/>
        </draw:rect>
        <draw:rect draw:style-name="gr2" draw:text-style-name="P2" draw:layer="layout" svg:width="1cm" svg:height="0.5cm" svg:x="25.7cm" svg:y="16.45cm">
          <text:p/>
        </draw:rect>
        <draw:frame draw:style-name="gr1" draw:text-style-name="P1" draw:layer="layout" svg:width="0.951cm" svg:height="0.662cm" draw:transform="rotate (-1.5707963267949) translate (4.572cm 3.902cm)">
          <draw:text-box>
            <text:p><text:span text:style-name="T1">31</text:span></text:p>
          </draw:text-box>
        </draw:frame>
        <draw:frame draw:style-name="gr1" draw:text-style-name="P1" draw:layer="layout" svg:width="0.951cm" svg:height="0.662cm" draw:transform="rotate (-1.5707963267949) translate (4.572cm 4.603cm)">
          <draw:text-box>
            <text:p><text:span text:style-name="T1">32</text:span></text:p>
          </draw:text-box>
        </draw:frame>
        <draw:frame draw:style-name="gr1" draw:text-style-name="P1" draw:layer="layout" svg:width="0.951cm" svg:height="0.662cm" draw:transform="rotate (-1.5707963267949) translate (4.572cm 5.202cm)">
          <draw:text-box>
            <text:p><text:span text:style-name="T1">33</text:span></text:p>
          </draw:text-box>
        </draw:frame>
        <draw:frame draw:style-name="gr1" draw:text-style-name="P1" draw:layer="layout" svg:width="0.951cm" svg:height="0.662cm" draw:transform="rotate (-1.5707963267949) translate (4.572cm 5.903cm)">
          <draw:text-box>
            <text:p><text:span text:style-name="T1">34</text:span></text:p>
          </draw:text-box>
        </draw:frame>
        <draw:frame draw:style-name="gr1" draw:text-style-name="P1" draw:layer="layout" svg:width="0.951cm" svg:height="0.662cm" draw:transform="rotate (-1.5707963267949) translate (4.572cm 6.502cm)">
          <draw:text-box>
            <text:p><text:span text:style-name="T1">35</text:span></text:p>
          </draw:text-box>
        </draw:frame>
        <draw:frame draw:style-name="gr1" draw:text-style-name="P1" draw:layer="layout" svg:width="0.951cm" svg:height="0.662cm" draw:transform="rotate (-1.5707963267949) translate (4.572cm 7.203cm)">
          <draw:text-box>
            <text:p><text:span text:style-name="T1">36</text:span></text:p>
          </draw:text-box>
        </draw:frame>
        <draw:frame draw:style-name="gr1" draw:text-style-name="P1" draw:layer="layout" svg:width="0.951cm" svg:height="0.662cm" draw:transform="rotate (-1.5707963267949) translate (4.572cm 7.802cm)">
          <draw:text-box>
            <text:p><text:span text:style-name="T1">37</text:span></text:p>
          </draw:text-box>
        </draw:frame>
        <draw:frame draw:style-name="gr1" draw:text-style-name="P1" draw:layer="layout" svg:width="0.951cm" svg:height="0.662cm" draw:transform="rotate (-1.5707963267949) translate (4.572cm 8.503cm)">
          <draw:text-box>
            <text:p><text:span text:style-name="T1">38</text:span></text:p>
          </draw:text-box>
        </draw:frame>
        <draw:frame draw:style-name="gr1" draw:text-style-name="P1" draw:layer="layout" svg:width="0.951cm" svg:height="0.662cm" draw:transform="rotate (-1.5707963267949) translate (4.572cm 9.102cm)">
          <draw:text-box>
            <text:p><text:span text:style-name="T1">39</text:span></text:p>
          </draw:text-box>
        </draw:frame>
        <draw:frame draw:style-name="gr1" draw:text-style-name="P1" draw:layer="layout" svg:width="0.951cm" svg:height="0.662cm" draw:transform="rotate (-1.5707963267949) translate (4.572cm 9.803cm)">
          <draw:text-box>
            <text:p><text:span text:style-name="T1">40</text:span></text:p>
          </draw:text-box>
        </draw:frame>
        <draw:frame draw:style-name="gr1" draw:text-style-name="P1" draw:layer="layout" svg:width="0.951cm" svg:height="0.662cm" draw:transform="rotate (-1.5707963267949) translate (4.572cm 10.402cm)">
          <draw:text-box>
            <text:p><text:span text:style-name="T1">41</text:span></text:p>
          </draw:text-box>
        </draw:frame>
        <draw:frame draw:style-name="gr1" draw:text-style-name="P1" draw:layer="layout" svg:width="0.951cm" svg:height="0.662cm" draw:transform="rotate (-1.5707963267949) translate (4.572cm 11.103cm)">
          <draw:text-box>
            <text:p><text:span text:style-name="T1">42</text:span></text:p>
          </draw:text-box>
        </draw:frame>
        <draw:frame draw:style-name="gr1" draw:text-style-name="P1" draw:layer="layout" svg:width="0.951cm" svg:height="0.662cm" draw:transform="rotate (-1.5707963267949) translate (4.572cm 11.702cm)">
          <draw:text-box>
            <text:p><text:span text:style-name="T1">43</text:span></text:p>
          </draw:text-box>
        </draw:frame>
        <draw:frame draw:style-name="gr1" draw:text-style-name="P1" draw:layer="layout" svg:width="0.951cm" svg:height="0.662cm" draw:transform="rotate (-1.5707963267949) translate (4.572cm 12.403cm)">
          <draw:text-box>
            <text:p><text:span text:style-name="T1">44</text:span></text:p>
          </draw:text-box>
        </draw:frame>
        <draw:frame draw:style-name="gr1" draw:text-style-name="P1" draw:layer="layout" svg:width="0.951cm" svg:height="0.662cm" draw:transform="rotate (-1.5707963267949) translate (4.572cm 13.002cm)">
          <draw:text-box>
            <text:p><text:span text:style-name="T1">45</text:span></text:p>
          </draw:text-box>
        </draw:frame>
        <draw:frame draw:style-name="gr1" draw:text-style-name="P1" draw:layer="layout" svg:width="0.951cm" svg:height="0.662cm" draw:transform="rotate (-1.5707963267949) translate (4.572cm 13.703cm)">
          <draw:text-box>
            <text:p><text:span text:style-name="T1">46</text:span></text:p>
          </draw:text-box>
        </draw:frame>
        <draw:frame draw:style-name="gr1" draw:text-style-name="P1" draw:layer="layout" svg:width="0.951cm" svg:height="0.662cm" draw:transform="rotate (-1.5707963267949) translate (4.572cm 14.403cm)">
          <draw:text-box>
            <text:p><text:span text:style-name="T1">47</text:span></text:p>
          </draw:text-box>
        </draw:frame>
        <draw:frame draw:style-name="gr1" draw:text-style-name="P1" draw:layer="layout" svg:width="0.951cm" svg:height="0.662cm" draw:transform="rotate (-1.5707963267949) translate (4.572cm 15.002cm)">
          <draw:text-box>
            <text:p><text:span text:style-name="T1">48</text:span></text:p>
          </draw:text-box>
        </draw:frame>
        <draw:frame draw:style-name="gr1" draw:text-style-name="P1" draw:layer="layout" svg:width="0.951cm" svg:height="0.662cm" draw:transform="rotate (-1.5707963267949) translate (4.572cm 15.703cm)">
          <draw:text-box>
            <text:p><text:span text:style-name="T1">49</text:span></text:p>
          </draw:text-box>
        </draw:frame>
        <draw:frame draw:style-name="gr1" draw:text-style-name="P1" draw:layer="layout" svg:width="0.951cm" svg:height="0.662cm" draw:transform="rotate (-1.5707963267949) translate (4.572cm 16.302cm)">
          <draw:text-box>
            <text:p><text:span text:style-name="T1">50</text:span></text:p>
          </draw:text-box>
        </draw:frame>
        <draw:frame draw:style-name="gr1" draw:text-style-name="P1" draw:layer="layout" svg:width="0.951cm" svg:height="0.662cm" draw:transform="rotate (-1.5707963267949) translate (25.272cm 16.8cm)">
          <draw:text-box>
            <text:p><text:span text:style-name="T1">80</text:span></text:p>
          </draw:text-box>
        </draw:frame>
        <draw:frame draw:style-name="gr1" draw:text-style-name="P1" draw:layer="layout" svg:width="0.951cm" svg:height="0.662cm" draw:transform="rotate (-1.5707963267949) translate (24.572cm 16.8cm)">
          <draw:text-box>
            <text:p><text:span text:style-name="T1">79</text:span></text:p>
          </draw:text-box>
        </draw:frame>
        <draw:frame draw:style-name="gr1" draw:text-style-name="P1" draw:layer="layout" svg:width="0.951cm" svg:height="0.662cm" draw:transform="rotate (-1.5707963267949) translate (23.872cm 16.8cm)">
          <draw:text-box>
            <text:p><text:span text:style-name="T1">78</text:span></text:p>
          </draw:text-box>
        </draw:frame>
        <draw:frame draw:style-name="gr1" draw:text-style-name="P1" draw:layer="layout" svg:width="0.951cm" svg:height="0.662cm" draw:transform="rotate (-1.5707963267949) translate (23.272cm 16.8cm)">
          <draw:text-box>
            <text:p><text:span text:style-name="T1">77</text:span></text:p>
          </draw:text-box>
        </draw:frame>
        <draw:frame draw:style-name="gr1" draw:text-style-name="P1" draw:layer="layout" svg:width="0.951cm" svg:height="0.662cm" draw:transform="rotate (-1.5707963267949) translate (22.572cm 16.8cm)">
          <draw:text-box>
            <text:p><text:span text:style-name="T1">76</text:span></text:p>
          </draw:text-box>
        </draw:frame>
        <draw:frame draw:style-name="gr1" draw:text-style-name="P1" draw:layer="layout" svg:width="0.951cm" svg:height="0.662cm" draw:transform="rotate (-1.5707963267949) translate (21.872cm 16.8cm)">
          <draw:text-box>
            <text:p><text:span text:style-name="T1">75</text:span></text:p>
          </draw:text-box>
        </draw:frame>
        <draw:frame draw:style-name="gr1" draw:text-style-name="P1" draw:layer="layout" svg:width="0.951cm" svg:height="0.662cm" draw:transform="rotate (-1.5707963267949) translate (21.072cm 16.8cm)">
          <draw:text-box>
            <text:p><text:span text:style-name="T1">74</text:span></text:p>
          </draw:text-box>
        </draw:frame>
        <draw:frame draw:style-name="gr1" draw:text-style-name="P1" draw:layer="layout" svg:width="0.951cm" svg:height="0.662cm" draw:transform="rotate (-1.5707963267949) translate (20.372cm 16.8cm)">
          <draw:text-box>
            <text:p><text:span text:style-name="T1">73</text:span></text:p>
          </draw:text-box>
        </draw:frame>
        <draw:frame draw:style-name="gr1" draw:text-style-name="P1" draw:layer="layout" svg:width="0.951cm" svg:height="0.662cm" draw:transform="rotate (-1.5707963267949) translate (19.672cm 16.8cm)">
          <draw:text-box>
            <text:p><text:span text:style-name="T1">72</text:span></text:p>
          </draw:text-box>
        </draw:frame>
        <draw:frame draw:style-name="gr1" draw:text-style-name="P1" draw:layer="layout" svg:width="0.951cm" svg:height="0.662cm" draw:transform="rotate (-1.5707963267949) translate (18.972cm 16.8cm)">
          <draw:text-box>
            <text:p><text:span text:style-name="T1">71</text:span></text:p>
          </draw:text-box>
        </draw:frame>
        <draw:frame draw:style-name="gr1" draw:text-style-name="P1" draw:layer="layout" svg:width="0.951cm" svg:height="0.662cm" draw:transform="rotate (-1.5707963267949) translate (18.272cm 16.8cm)">
          <draw:text-box>
            <text:p><text:span text:style-name="T1">70</text:span></text:p>
          </draw:text-box>
        </draw:frame>
        <draw:frame draw:style-name="gr1" draw:text-style-name="P1" draw:layer="layout" svg:width="0.951cm" svg:height="0.662cm" draw:transform="rotate (-1.5707963267949) translate (17.572cm 16.8cm)">
          <draw:text-box>
            <text:p><text:span text:style-name="T1">69</text:span></text:p>
          </draw:text-box>
        </draw:frame>
        <draw:frame draw:style-name="gr1" draw:text-style-name="P1" draw:layer="layout" svg:width="0.951cm" svg:height="0.662cm" draw:transform="rotate (-1.5707963267949) translate (16.872cm 16.801cm)">
          <draw:text-box>
            <text:p><text:span text:style-name="T1">68</text:span></text:p>
          </draw:text-box>
        </draw:frame>
        <draw:frame draw:style-name="gr1" draw:text-style-name="P1" draw:layer="layout" svg:width="0.951cm" svg:height="0.662cm" draw:transform="rotate (-1.5707963267949) translate (16.172cm 16.801cm)">
          <draw:text-box>
            <text:p><text:span text:style-name="T1">67</text:span></text:p>
          </draw:text-box>
        </draw:frame>
        <draw:frame draw:style-name="gr1" draw:text-style-name="P1" draw:layer="layout" svg:width="0.951cm" svg:height="0.662cm" draw:transform="rotate (-1.5707963267949) translate (15.472cm 16.801cm)">
          <draw:text-box>
            <text:p><text:span text:style-name="T1">66</text:span></text:p>
          </draw:text-box>
        </draw:frame>
        <draw:frame draw:style-name="gr1" draw:text-style-name="P1" draw:layer="layout" svg:width="0.951cm" svg:height="0.662cm" draw:transform="rotate (-1.5707963267949) translate (14.872cm 16.801cm)">
          <draw:text-box>
            <text:p><text:span text:style-name="T1">65</text:span></text:p>
          </draw:text-box>
        </draw:frame>
        <draw:frame draw:style-name="gr1" draw:text-style-name="P1" draw:layer="layout" svg:width="0.951cm" svg:height="0.662cm" draw:transform="rotate (-1.5707963267949) translate (14.172cm 16.801cm)">
          <draw:text-box>
            <text:p><text:span text:style-name="T1">64</text:span></text:p>
          </draw:text-box>
        </draw:frame>
        <draw:frame draw:style-name="gr1" draw:text-style-name="P1" draw:layer="layout" svg:width="0.951cm" svg:height="0.662cm" draw:transform="rotate (-1.5707963267949) translate (13.372cm 16.801cm)">
          <draw:text-box>
            <text:p><text:span text:style-name="T1">63</text:span></text:p>
          </draw:text-box>
        </draw:frame>
        <draw:frame draw:style-name="gr1" draw:text-style-name="P1" draw:layer="layout" svg:width="0.951cm" svg:height="0.662cm" draw:transform="rotate (-1.5707963267949) translate (12.672cm 16.801cm)">
          <draw:text-box>
            <text:p><text:span text:style-name="T1">62</text:span></text:p>
          </draw:text-box>
        </draw:frame>
        <draw:frame draw:style-name="gr1" draw:text-style-name="P1" draw:layer="layout" svg:width="0.951cm" svg:height="0.662cm" draw:transform="rotate (-1.5707963267949) translate (11.972cm 16.801cm)">
          <draw:text-box>
            <text:p><text:span text:style-name="T1">61</text:span></text:p>
          </draw:text-box>
        </draw:frame>
        <draw:frame draw:style-name="gr1" draw:text-style-name="P1" draw:layer="layout" svg:width="0.951cm" svg:height="0.662cm" draw:transform="rotate (-1.5707963267949) translate (11.272cm 16.801cm)">
          <draw:text-box>
            <text:p><text:span text:style-name="T1">60</text:span></text:p>
          </draw:text-box>
        </draw:frame>
        <draw:frame draw:style-name="gr1" draw:text-style-name="P1" draw:layer="layout" svg:width="0.951cm" svg:height="0.662cm" draw:transform="rotate (-1.5707963267949) translate (10.572cm 16.801cm)">
          <draw:text-box>
            <text:p><text:span text:style-name="T1">59</text:span></text:p>
          </draw:text-box>
        </draw:frame>
        <draw:frame draw:style-name="gr1" draw:text-style-name="P1" draw:layer="layout" svg:width="0.951cm" svg:height="0.662cm" draw:transform="rotate (-1.5707963267949) translate (9.872cm 16.801cm)">
          <draw:text-box>
            <text:p><text:span text:style-name="T1">58</text:span></text:p>
          </draw:text-box>
        </draw:frame>
        <draw:frame draw:style-name="gr1" draw:text-style-name="P1" draw:layer="layout" svg:width="0.951cm" svg:height="0.662cm" draw:transform="rotate (-1.5707963267949) translate (9.172cm 16.801cm)">
          <draw:text-box>
            <text:p><text:span text:style-name="T1">57</text:span></text:p>
          </draw:text-box>
        </draw:frame>
        <draw:frame draw:style-name="gr1" draw:text-style-name="P1" draw:layer="layout" svg:width="0.951cm" svg:height="0.662cm" draw:transform="rotate (-1.5707963267949) translate (8.472cm 16.801cm)">
          <draw:text-box>
            <text:p><text:span text:style-name="T1">56</text:span></text:p>
          </draw:text-box>
        </draw:frame>
        <draw:frame draw:style-name="gr1" draw:text-style-name="P1" draw:layer="layout" svg:width="0.951cm" svg:height="0.662cm" draw:transform="rotate (-1.5707963267949) translate (7.772cm 16.801cm)">
          <draw:text-box>
            <text:p><text:span text:style-name="T1">55</text:span></text:p>
          </draw:text-box>
        </draw:frame>
        <draw:frame draw:style-name="gr1" draw:text-style-name="P1" draw:layer="layout" svg:width="0.951cm" svg:height="0.662cm" draw:transform="rotate (-1.5707963267949) translate (7.072cm 16.801cm)">
          <draw:text-box>
            <text:p><text:span text:style-name="T1">54</text:span></text:p>
          </draw:text-box>
        </draw:frame>
        <draw:frame draw:style-name="gr1" draw:text-style-name="P1" draw:layer="layout" svg:width="0.951cm" svg:height="0.662cm" draw:transform="rotate (-1.5707963267949) translate (6.372cm 16.801cm)">
          <draw:text-box>
            <text:p><text:span text:style-name="T1">53</text:span></text:p>
          </draw:text-box>
        </draw:frame>
        <draw:frame draw:style-name="gr1" draw:text-style-name="P1" draw:layer="layout" svg:width="0.951cm" svg:height="0.662cm" draw:transform="rotate (-1.5707963267949) translate (5.672cm 16.801cm)">
          <draw:text-box>
            <text:p><text:span text:style-name="T1">52</text:span></text:p>
          </draw:text-box>
        </draw:frame>
        <draw:frame draw:style-name="gr1" draw:text-style-name="P1" draw:layer="layout" svg:width="0.951cm" svg:height="0.662cm" draw:transform="rotate (-1.5707963267949) translate (4.972cm 16.801cm)">
          <draw:text-box>
            <text:p><text:span text:style-name="T1">51</text:span></text:p>
          </draw:text-box>
        </draw:frame>
        <draw:frame draw:style-name="gr1" draw:text-style-name="P1" draw:layer="layout" svg:width="1.175cm" svg:height="0.662cm" draw:transform="rotate (-1.5707963267949) translate (25.772cm 3.703cm)">
          <draw:text-box>
            <text:p><text:span text:style-name="T1">100</text:span></text:p>
          </draw:text-box>
        </draw:frame>
        <draw:frame draw:style-name="gr1" draw:text-style-name="P1" draw:layer="layout" svg:width="0.951cm" svg:height="0.662cm" draw:transform="rotate (-1.5707963267949) translate (25.772cm 4.604cm)">
          <draw:text-box>
            <text:p><text:span text:style-name="T1">99</text:span></text:p>
          </draw:text-box>
        </draw:frame>
        <draw:frame draw:style-name="gr1" draw:text-style-name="P1" draw:layer="layout" svg:width="0.951cm" svg:height="0.662cm" draw:transform="rotate (-1.5707963267949) translate (25.772cm 5.203cm)">
          <draw:text-box>
            <text:p><text:span text:style-name="T1">98</text:span></text:p>
          </draw:text-box>
        </draw:frame>
        <draw:frame draw:style-name="gr1" draw:text-style-name="P1" draw:layer="layout" svg:width="0.951cm" svg:height="0.662cm" draw:transform="rotate (-1.5707963267949) translate (25.772cm 5.904cm)">
          <draw:text-box>
            <text:p><text:span text:style-name="T1">97</text:span></text:p>
          </draw:text-box>
        </draw:frame>
        <draw:frame draw:style-name="gr1" draw:text-style-name="P1" draw:layer="layout" svg:width="0.951cm" svg:height="0.662cm" draw:transform="rotate (-1.5707963267949) translate (25.772cm 6.503cm)">
          <draw:text-box>
            <text:p><text:span text:style-name="T1">96</text:span></text:p>
          </draw:text-box>
        </draw:frame>
        <draw:frame draw:style-name="gr1" draw:text-style-name="P1" draw:layer="layout" svg:width="0.951cm" svg:height="0.662cm" draw:transform="rotate (-1.5707963267949) translate (25.772cm 7.204cm)">
          <draw:text-box>
            <text:p><text:span text:style-name="T1">95</text:span></text:p>
          </draw:text-box>
        </draw:frame>
        <draw:frame draw:style-name="gr1" draw:text-style-name="P1" draw:layer="layout" svg:width="0.951cm" svg:height="0.662cm" draw:transform="rotate (-1.5707963267949) translate (25.772cm 7.803cm)">
          <draw:text-box>
            <text:p><text:span text:style-name="T1">94</text:span></text:p>
          </draw:text-box>
        </draw:frame>
        <draw:frame draw:style-name="gr1" draw:text-style-name="P1" draw:layer="layout" svg:width="0.951cm" svg:height="0.662cm" draw:transform="rotate (-1.5707963267949) translate (25.772cm 8.504cm)">
          <draw:text-box>
            <text:p><text:span text:style-name="T1">93</text:span></text:p>
          </draw:text-box>
        </draw:frame>
        <draw:frame draw:style-name="gr1" draw:text-style-name="P1" draw:layer="layout" svg:width="0.951cm" svg:height="0.662cm" draw:transform="rotate (-1.5707963267949) translate (25.772cm 9.103cm)">
          <draw:text-box>
            <text:p><text:span text:style-name="T1">92</text:span></text:p>
          </draw:text-box>
        </draw:frame>
        <draw:frame draw:style-name="gr1" draw:text-style-name="P1" draw:layer="layout" svg:width="0.951cm" svg:height="0.662cm" draw:transform="rotate (-1.5707963267949) translate (25.772cm 9.804cm)">
          <draw:text-box>
            <text:p><text:span text:style-name="T1">91</text:span></text:p>
          </draw:text-box>
        </draw:frame>
        <draw:frame draw:style-name="gr1" draw:text-style-name="P1" draw:layer="layout" svg:width="0.951cm" svg:height="0.662cm" draw:transform="rotate (-1.5707963267949) translate (25.772cm 10.403cm)">
          <draw:text-box>
            <text:p><text:span text:style-name="T1">90</text:span></text:p>
          </draw:text-box>
        </draw:frame>
        <draw:frame draw:style-name="gr1" draw:text-style-name="P1" draw:layer="layout" svg:width="0.951cm" svg:height="0.662cm" draw:transform="rotate (-1.5707963267949) translate (25.772cm 11.104cm)">
          <draw:text-box>
            <text:p><text:span text:style-name="T1">89</text:span></text:p>
          </draw:text-box>
        </draw:frame>
        <draw:frame draw:style-name="gr1" draw:text-style-name="P1" draw:layer="layout" svg:width="0.951cm" svg:height="0.662cm" draw:transform="rotate (-1.5707963267949) translate (25.772cm 11.703cm)">
          <draw:text-box>
            <text:p><text:span text:style-name="T1">88</text:span></text:p>
          </draw:text-box>
        </draw:frame>
        <draw:frame draw:style-name="gr1" draw:text-style-name="P1" draw:layer="layout" svg:width="0.951cm" svg:height="0.662cm" draw:transform="rotate (-1.5707963267949) translate (25.772cm 12.404cm)">
          <draw:text-box>
            <text:p><text:span text:style-name="T1">87</text:span></text:p>
          </draw:text-box>
        </draw:frame>
        <draw:frame draw:style-name="gr1" draw:text-style-name="P1" draw:layer="layout" svg:width="0.951cm" svg:height="0.662cm" draw:transform="rotate (-1.5707963267949) translate (25.772cm 13.003cm)">
          <draw:text-box>
            <text:p><text:span text:style-name="T1">86</text:span></text:p>
          </draw:text-box>
        </draw:frame>
        <draw:frame draw:style-name="gr1" draw:text-style-name="P1" draw:layer="layout" svg:width="0.951cm" svg:height="0.662cm" draw:transform="rotate (-1.5707963267949) translate (25.772cm 13.704cm)">
          <draw:text-box>
            <text:p><text:span text:style-name="T1">85</text:span></text:p>
          </draw:text-box>
        </draw:frame>
        <draw:frame draw:style-name="gr1" draw:text-style-name="P1" draw:layer="layout" svg:width="0.951cm" svg:height="0.662cm" draw:transform="rotate (-1.5707963267949) translate (25.772cm 14.404cm)">
          <draw:text-box>
            <text:p><text:span text:style-name="T1">84</text:span></text:p>
          </draw:text-box>
        </draw:frame>
        <draw:frame draw:style-name="gr1" draw:text-style-name="P1" draw:layer="layout" svg:width="0.951cm" svg:height="0.662cm" draw:transform="rotate (-1.5707963267949) translate (25.772cm 15.003cm)">
          <draw:text-box>
            <text:p><text:span text:style-name="T1">83</text:span></text:p>
          </draw:text-box>
        </draw:frame>
        <draw:frame draw:style-name="gr1" draw:text-style-name="P1" draw:layer="layout" svg:width="0.951cm" svg:height="0.662cm" draw:transform="rotate (-1.5707963267949) translate (25.772cm 15.704cm)">
          <draw:text-box>
            <text:p><text:span text:style-name="T1">82</text:span></text:p>
          </draw:text-box>
        </draw:frame>
        <draw:frame draw:style-name="gr1" draw:text-style-name="P1" draw:layer="layout" svg:width="0.951cm" svg:height="0.662cm" draw:transform="rotate (-1.5707963267949) translate (25.772cm 16.303cm)">
          <draw:text-box>
            <text:p><text:span text:style-name="T1">81</text:span></text:p>
          </draw:text-box>
        </draw:frame>
        <draw:frame draw:style-name="gr3" draw:text-style-name="P1" draw:layer="layout" svg:width="1.239cm" svg:height="0.662cm" svg:x="1.85cm" svg:y="4cm">
          <draw:text-box>
            <text:p><text:span text:style-name="T1">SBD</text:span></text:p>
          </draw:text-box>
        </draw:frame>
        <draw:frame draw:style-name="gr3" draw:text-style-name="P1" draw:layer="layout" svg:width="1.239cm" svg:height="0.662cm" svg:x="1.851cm" svg:y="4.7cm">
          <draw:text-box>
            <text:p><text:span text:style-name="T1">DB0</text:span></text:p>
          </draw:text-box>
        </draw:frame>
        <draw:frame draw:style-name="gr3" draw:text-style-name="P1" draw:layer="layout" svg:width="1.239cm" svg:height="0.662cm" svg:x="1.852cm" svg:y="5.3cm">
          <draw:text-box>
            <text:p><text:span text:style-name="T1">DB1</text:span></text:p>
          </draw:text-box>
        </draw:frame>
        <draw:frame draw:style-name="gr3" draw:text-style-name="P1" draw:layer="layout" svg:width="1.425cm" svg:height="0.662cm" svg:x="1.651cm" svg:y="6cm">
          <draw:text-box>
            <text:p><text:span text:style-name="T1">PERR</text:span></text:p>
          </draw:text-box>
        </draw:frame>
        <draw:frame draw:style-name="gr3" draw:text-style-name="P1" draw:layer="layout" svg:width="1.463cm" svg:height="0.662cm" svg:x="1.652cm" svg:y="6.7cm">
          <draw:text-box>
            <text:p><text:span text:style-name="T1">NRZP</text:span></text:p>
          </draw:text-box>
        </draw:frame>
        <draw:frame draw:style-name="gr3" draw:text-style-name="P1" draw:layer="layout" svg:width="1.476cm" svg:height="0.662cm" svg:x="1.653cm" svg:y="7.3cm">
          <draw:text-box>
            <text:p><text:span text:style-name="T1">NRZ0</text:span></text:p>
          </draw:text-box>
        </draw:frame>
        <draw:frame draw:style-name="gr3" draw:text-style-name="P1" draw:layer="layout" svg:width="1.476cm" svg:height="0.662cm" svg:x="1.654cm" svg:y="7.9cm">
          <draw:text-box>
            <text:p><text:span text:style-name="T1">NRZ1</text:span></text:p>
          </draw:text-box>
        </draw:frame>
        <draw:frame draw:style-name="gr3" draw:text-style-name="P1" draw:layer="layout" svg:width="1.476cm" svg:height="0.662cm" svg:x="1.653cm" svg:y="8.6cm">
          <draw:text-box>
            <text:p><text:span text:style-name="T1">NRZ2</text:span></text:p>
          </draw:text-box>
        </draw:frame>
        <draw:frame draw:style-name="gr3" draw:text-style-name="P1" draw:layer="layout" svg:width="1.476cm" svg:height="0.662cm" svg:x="1.654cm" svg:y="9.2cm">
          <draw:text-box>
            <text:p><text:span text:style-name="T1">NRZ3</text:span></text:p>
          </draw:text-box>
        </draw:frame>
        <draw:frame draw:style-name="gr3" draw:text-style-name="P1" draw:layer="layout" svg:width="1.277cm" svg:height="0.662cm" svg:x="1.85cm" svg:y="9.9cm">
          <draw:text-box>
            <text:p><text:span text:style-name="T1">VND</text:span></text:p>
          </draw:text-box>
        </draw:frame>
        <draw:frame draw:style-name="gr3" draw:text-style-name="P1" draw:layer="layout" svg:width="1.226cm" svg:height="0.662cm" svg:x="1.851cm" svg:y="10.6cm">
          <draw:text-box>
            <text:p><text:span text:style-name="T1">VPD</text:span></text:p>
          </draw:text-box>
        </draw:frame>
        <draw:frame draw:style-name="gr3" draw:text-style-name="P1" draw:layer="layout" svg:width="1.476cm" svg:height="0.662cm" svg:x="1.652cm" svg:y="11.2cm">
          <draw:text-box>
            <text:p><text:span text:style-name="T1">NRZ4</text:span></text:p>
          </draw:text-box>
        </draw:frame>
        <draw:frame draw:style-name="gr3" draw:text-style-name="P1" draw:layer="layout" svg:width="1.476cm" svg:height="0.662cm" svg:x="1.651cm" svg:y="11.9cm">
          <draw:text-box>
            <text:p><text:span text:style-name="T1">NRZ5</text:span></text:p>
          </draw:text-box>
        </draw:frame>
        <draw:frame draw:style-name="gr3" draw:text-style-name="P1" draw:layer="layout" svg:width="1.476cm" svg:height="0.662cm" svg:x="1.652cm" svg:y="12.6cm">
          <draw:text-box>
            <text:p><text:span text:style-name="T1">NRZ6</text:span></text:p>
          </draw:text-box>
        </draw:frame>
        <draw:frame draw:style-name="gr3" draw:text-style-name="P1" draw:layer="layout" svg:width="1.476cm" svg:height="0.662cm" svg:x="1.653cm" svg:y="13.2cm">
          <draw:text-box>
            <text:p><text:span text:style-name="T1">NRZ7</text:span></text:p>
          </draw:text-box>
        </draw:frame>
        <draw:frame draw:style-name="gr3" draw:text-style-name="P1" draw:layer="layout" svg:width="1.518cm" svg:height="0.662cm" svg:x="1.554cm" svg:y="13.8cm">
          <draw:text-box>
            <text:p><text:span text:style-name="T1">WCLK</text:span></text:p>
          </draw:text-box>
        </draw:frame>
        <draw:frame draw:style-name="gr3" draw:text-style-name="P1" draw:layer="layout" svg:width="1.395cm" svg:height="0.662cm" svg:x="1.653cm" svg:y="14.4cm">
          <draw:text-box>
            <text:p><text:span text:style-name="T1">RCLK</text:span></text:p>
          </draw:text-box>
        </draw:frame>
        <draw:frame draw:style-name="gr3" draw:text-style-name="P1" draw:layer="layout" svg:width="1.433cm" svg:height="0.662cm" svg:x="1.654cm" svg:y="15.1cm">
          <draw:text-box>
            <text:p><text:span text:style-name="T1">NCLK</text:span></text:p>
          </draw:text-box>
        </draw:frame>
        <draw:frame draw:style-name="gr3" draw:text-style-name="P1" draw:layer="layout" svg:width="1.129cm" svg:height="0.662cm" svg:x="1.952cm" svg:y="15.8cm">
          <draw:text-box>
            <text:p><text:span text:style-name="T1">N/C</text:span></text:p>
          </draw:text-box>
        </draw:frame>
        <draw:frame draw:style-name="gr3" draw:text-style-name="P1" draw:layer="layout" svg:width="1.594cm" svg:height="0.662cm" svg:x="1.553cm" svg:y="16.4cm">
          <draw:text-box>
            <text:p><text:span text:style-name="T1">PDWN</text:span></text:p>
          </draw:text-box>
        </draw:frame>
        <draw:frame draw:style-name="gr3" draw:text-style-name="P1" draw:layer="layout" svg:width="1.129cm" svg:height="0.662cm" svg:x="26.55cm" svg:y="4cm">
          <draw:text-box>
            <text:p><text:span text:style-name="T1">N/C</text:span></text:p>
          </draw:text-box>
        </draw:frame>
        <draw:frame draw:style-name="gr3" draw:text-style-name="P1" draw:layer="layout" svg:width="1.23cm" svg:height="0.662cm" svg:x="26.551cm" svg:y="4.7cm">
          <draw:text-box>
            <text:p><text:span text:style-name="T1">VRX</text:span></text:p>
          </draw:text-box>
        </draw:frame>
        <draw:frame draw:style-name="gr3" draw:text-style-name="P1" draw:layer="layout" svg:width="1.171cm" svg:height="0.662cm" svg:x="26.552cm" svg:y="5.3cm">
          <draw:text-box>
            <text:p><text:span text:style-name="T1">VPA</text:span></text:p>
          </draw:text-box>
        </draw:frame>
        <draw:frame draw:style-name="gr3" draw:text-style-name="P1" draw:layer="layout" svg:width="1.129cm" svg:height="0.662cm" svg:x="26.551cm" svg:y="6cm">
          <draw:text-box>
            <text:p><text:span text:style-name="T1">N/C</text:span></text:p>
          </draw:text-box>
        </draw:frame>
        <draw:frame draw:style-name="gr3" draw:text-style-name="P1" draw:layer="layout" svg:width="1.175cm" svg:height="0.662cm" svg:x="26.652cm" svg:y="6.7cm">
          <draw:text-box>
            <text:p><text:span text:style-name="T1">OD-</text:span></text:p>
          </draw:text-box>
        </draw:frame>
        <draw:frame draw:style-name="gr3" draw:text-style-name="P1" draw:layer="layout" svg:width="1.344cm" svg:height="0.662cm" svg:x="26.653cm" svg:y="7.3cm">
          <draw:text-box>
            <text:p><text:span text:style-name="T1">OD+</text:span></text:p>
          </draw:text-box>
        </draw:frame>
        <draw:frame draw:style-name="gr3" draw:text-style-name="P1" draw:layer="layout" svg:width="1.167cm" svg:height="0.662cm" svg:x="26.654cm" svg:y="7.9cm">
          <draw:text-box>
            <text:p><text:span text:style-name="T1">ON-</text:span></text:p>
          </draw:text-box>
        </draw:frame>
        <draw:frame draw:style-name="gr3" draw:text-style-name="P1" draw:layer="layout" svg:width="1.336cm" svg:height="0.662cm" svg:x="26.653cm" svg:y="8.6cm">
          <draw:text-box>
            <text:p><text:span text:style-name="T1">ON+</text:span></text:p>
          </draw:text-box>
        </draw:frame>
        <draw:frame draw:style-name="gr3" draw:text-style-name="P1" draw:layer="layout" svg:width="1.035cm" svg:height="0.662cm" svg:x="26.654cm" svg:y="9.2cm">
          <draw:text-box>
            <text:p><text:span text:style-name="T1">DN</text:span></text:p>
          </draw:text-box>
        </draw:frame>
        <draw:frame draw:style-name="gr3" draw:text-style-name="P1" draw:layer="layout" svg:width="0.985cm" svg:height="0.662cm" svg:x="26.65cm" svg:y="9.9cm">
          <draw:text-box>
            <text:p><text:span text:style-name="T1">DP</text:span></text:p>
          </draw:text-box>
        </draw:frame>
        <draw:frame draw:style-name="gr3" draw:text-style-name="P1" draw:layer="layout" svg:width="1.01cm" svg:height="0.662cm" svg:x="26.651cm" svg:y="10.6cm">
          <draw:text-box>
            <text:p><text:span text:style-name="T1">CN</text:span></text:p>
          </draw:text-box>
        </draw:frame>
        <draw:frame draw:style-name="gr3" draw:text-style-name="P1" draw:layer="layout" svg:width="0.959cm" svg:height="0.662cm" svg:x="26.652cm" svg:y="11.2cm">
          <draw:text-box>
            <text:p><text:span text:style-name="T1">CP</text:span></text:p>
          </draw:text-box>
        </draw:frame>
        <draw:frame draw:style-name="gr3" draw:text-style-name="P1" draw:layer="layout" svg:width="1.247cm" svg:height="0.662cm" svg:x="26.551cm" svg:y="11.9cm">
          <draw:text-box>
            <text:p><text:span text:style-name="T1">VNA</text:span></text:p>
          </draw:text-box>
        </draw:frame>
        <draw:frame draw:style-name="gr3" draw:text-style-name="P1" draw:layer="layout" svg:width="1.129cm" svg:height="0.662cm" svg:x="26.652cm" svg:y="12.5cm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svg:x="26.653cm" svg:y="13.2cm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svg:x="26.654cm" svg:y="13.8cm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svg:x="26.653cm" svg:y="14.4cm">
          <draw:text-box>
            <text:p><text:span text:style-name="T1">N/C</text:span></text:p>
          </draw:text-box>
        </draw:frame>
        <draw:frame draw:style-name="gr3" draw:text-style-name="P1" draw:layer="layout" svg:width="0.997cm" svg:height="0.662cm" svg:x="26.554cm" svg:y="15.1cm">
          <draw:text-box>
            <text:p><text:span text:style-name="T1">SG</text:span></text:p>
          </draw:text-box>
        </draw:frame>
        <draw:frame draw:style-name="gr3" draw:text-style-name="P1" draw:layer="layout" svg:width="1.395cm" svg:height="0.662cm" svg:x="26.552cm" svg:y="15.8cm">
          <draw:text-box>
            <text:p><text:span text:style-name="T1">PPOL</text:span></text:p>
          </draw:text-box>
        </draw:frame>
        <draw:frame draw:style-name="gr3" draw:text-style-name="P1" draw:layer="layout" svg:width="1.239cm" svg:height="0.662cm" svg:x="26.553cm" svg:y="16.4cm">
          <draw:text-box>
            <text:p><text:span text:style-name="T1">ADS</text:span></text:p>
          </draw:text-box>
        </draw:frame>
        <draw:frame draw:style-name="gr3" draw:text-style-name="P1" draw:layer="layout" svg:width="1.129cm" svg:height="0.662cm" draw:transform="rotate (-1.5707963267949) translate (25.25cm 1.562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24.55cm 1.563cm)">
          <draw:text-box>
            <text:p><text:span text:style-name="T1">N/C</text:span></text:p>
          </draw:text-box>
        </draw:frame>
        <draw:frame draw:style-name="gr3" draw:text-style-name="P1" draw:layer="layout" svg:width="1.205cm" svg:height="0.662cm" draw:transform="rotate (-1.5707963267949) translate (23.85cm 1.462cm)">
          <draw:text-box>
            <text:p><text:span text:style-name="T1">VIA-</text:span></text:p>
          </draw:text-box>
        </draw:frame>
        <draw:frame draw:style-name="gr3" draw:text-style-name="P1" draw:layer="layout" svg:width="1.383cm" svg:height="0.662cm" draw:transform="rotate (-1.5707963267949) translate (23.15cm 1.363cm)">
          <draw:text-box>
            <text:p><text:span text:style-name="T1">VIA+</text:span></text:p>
          </draw:text-box>
        </draw:frame>
        <draw:frame draw:style-name="gr3" draw:text-style-name="P1" draw:layer="layout" svg:width="1.129cm" svg:height="0.662cm" draw:transform="rotate (-1.5707963267949) translate (22.45cm 1.564cm)">
          <draw:text-box>
            <text:p><text:span text:style-name="T1">N/C</text:span></text:p>
          </draw:text-box>
        </draw:frame>
        <draw:frame draw:style-name="gr3" draw:text-style-name="P1" draw:layer="layout" svg:width="1.15cm" svg:height="0.662cm" draw:transform="rotate (-1.5707963267949) translate (21.75cm 1.563cm)">
          <draw:text-box>
            <text:p><text:span text:style-name="T1">BYP</text:span></text:p>
          </draw:text-box>
        </draw:frame>
        <draw:frame draw:style-name="gr3" draw:text-style-name="P1" draw:layer="layout" svg:width="1.374cm" svg:height="0.662cm" draw:transform="rotate (-1.5707963267949) translate (21.05cm 1.364cm)">
          <draw:text-box>
            <text:p><text:span text:style-name="T1">BYPS</text:span></text:p>
          </draw:text-box>
        </draw:frame>
        <draw:frame draw:style-name="gr3" draw:text-style-name="P1" draw:layer="layout" svg:width="1.505cm" svg:height="0.662cm" draw:transform="rotate (-1.5707963267949) translate (20.35cm 1.263cm)">
          <draw:text-box>
            <text:p><text:span text:style-name="T1">HOLD</text:span></text:p>
          </draw:text-box>
        </draw:frame>
        <draw:frame draw:style-name="gr3" draw:text-style-name="P1" draw:layer="layout" svg:width="1.548cm" svg:height="0.662cm" draw:transform="rotate (-1.5707963267949) translate (19.65cm 1.164cm)">
          <draw:text-box>
            <text:p><text:span text:style-name="T1">LOWZ</text:span></text:p>
          </draw:text-box>
        </draw:frame>
        <draw:frame draw:style-name="gr3" draw:text-style-name="P3" draw:layer="layout" svg:width="1.907cm" svg:height="0.624cm" draw:transform="rotate (-1.5707963267949) translate (18.95cm 0.865cm)">
          <draw:text-box>
            <text:p><text:span text:style-name="T2">FASTREC</text:span></text:p>
          </draw:text-box>
        </draw:frame>
        <draw:frame draw:style-name="gr3" draw:text-style-name="P1" draw:layer="layout" svg:width="1.476cm" svg:height="0.662cm" draw:transform="rotate (-1.5707963267949) translate (18.25cm 1.264cm)">
          <draw:text-box>
            <text:p><text:span text:style-name="T1">VRDT</text:span></text:p>
          </draw:text-box>
        </draw:frame>
        <draw:frame draw:style-name="gr3" draw:text-style-name="P1" draw:layer="layout" svg:width="1.395cm" svg:height="0.662cm" draw:transform="rotate (-1.5707963267949) translate (17.55cm 1.264cm)">
          <draw:text-box>
            <text:p><text:span text:style-name="T1">SCLK</text:span></text:p>
          </draw:text-box>
        </draw:frame>
        <draw:frame draw:style-name="gr3" draw:text-style-name="P1" draw:layer="layout" svg:width="1.628cm" svg:height="0.662cm" draw:transform="rotate (-1.5707963267949) translate (16.85cm 1.065cm)">
          <draw:text-box>
            <text:p><text:span text:style-name="T1">SDATA</text:span></text:p>
          </draw:text-box>
        </draw:frame>
        <draw:frame draw:style-name="gr3" draw:text-style-name="P1" draw:layer="layout" svg:width="1.48cm" svg:height="0.662cm" draw:transform="rotate (-1.5707963267949) translate (16.25cm 1.265cm)">
          <draw:text-box>
            <text:p><text:span text:style-name="T1">SDEN</text:span></text:p>
          </draw:text-box>
        </draw:frame>
        <draw:frame draw:style-name="gr3" draw:text-style-name="P1" draw:layer="layout" svg:width="1.158cm" svg:height="0.662cm" draw:transform="rotate (-1.5707963267949) translate (15.55cm 1.565cm)">
          <draw:text-box>
            <text:p><text:span text:style-name="T1">VPF</text:span></text:p>
          </draw:text-box>
        </draw:frame>
        <draw:frame draw:style-name="gr3" draw:text-style-name="P1" draw:layer="layout" svg:width="1.374cm" svg:height="0.662cm" draw:transform="rotate (-1.5707963267949) translate (14.75cm 1.365cm)">
          <draw:text-box>
            <text:p><text:span text:style-name="T1">FREF</text:span></text:p>
          </draw:text-box>
        </draw:frame>
        <draw:frame draw:style-name="gr3" draw:text-style-name="P1" draw:layer="layout" svg:width="1.209cm" svg:height="0.662cm" draw:transform="rotate (-1.5707963267949) translate (14.15cm 1.565cm)">
          <draw:text-box>
            <text:p><text:span text:style-name="T1">VNF</text:span></text:p>
          </draw:text-box>
        </draw:frame>
        <draw:frame draw:style-name="gr3" draw:text-style-name="P1" draw:layer="layout" svg:width="1.171cm" svg:height="0.662cm" draw:transform="rotate (-1.5707963267949) translate (13.45cm 1.566cm)">
          <draw:text-box>
            <text:p><text:span text:style-name="T1">VPT</text:span></text:p>
          </draw:text-box>
        </draw:frame>
        <draw:frame draw:style-name="gr3" draw:text-style-name="P1" draw:layer="layout" svg:width="1.831cm" svg:height="0.662cm" draw:transform="rotate (-1.5707963267949) translate (12.75cm 0.966cm)">
          <draw:text-box>
            <text:p><text:span text:style-name="T1">FLTR1+</text:span></text:p>
          </draw:text-box>
        </draw:frame>
        <draw:frame draw:style-name="gr3" draw:text-style-name="P1" draw:layer="layout" svg:width="1.662cm" svg:height="0.662cm" draw:transform="rotate (-1.5707963267949) translate (12.05cm 1.066cm)">
          <draw:text-box>
            <text:p><text:span text:style-name="T1">FLTR1-</text:span></text:p>
          </draw:text-box>
        </draw:frame>
        <draw:frame draw:style-name="gr3" draw:text-style-name="P1" draw:layer="layout" svg:width="1.222cm" svg:height="0.662cm" draw:transform="rotate (-1.5707963267949) translate (11.35cm 1.466cm)">
          <draw:text-box>
            <text:p><text:span text:style-name="T1">VNT</text:span></text:p>
          </draw:text-box>
        </draw:frame>
        <draw:frame draw:style-name="gr3" draw:text-style-name="P1" draw:layer="layout" svg:width="1.222cm" svg:height="0.662cm" draw:transform="rotate (-1.5707963267949) translate (10.65cm 1.466cm)">
          <draw:text-box>
            <text:p><text:span text:style-name="T1">DWI</text:span></text:p>
          </draw:text-box>
        </draw:frame>
        <draw:frame draw:style-name="gr3" draw:text-style-name="P1" draw:layer="layout" svg:width="1.222cm" svg:height="0.662cm" draw:transform="rotate (-1.5707963267949) translate (9.95cm 1.467cm)">
          <draw:text-box>
            <text:p><text:span text:style-name="T1">DWI</text:span></text:p>
          </draw:text-box>
        </draw:frame>
        <draw:frame draw:style-name="gr3" draw:text-style-name="P1" draw:layer="layout" svg:width="1.366cm" svg:height="0.662cm" draw:transform="rotate (-1.5707963267949) translate (9.25cm 1.366cm)">
          <draw:text-box>
            <text:p><text:span text:style-name="T1">DWR</text:span></text:p>
          </draw:text-box>
        </draw:frame>
        <draw:frame draw:style-name="gr3" draw:text-style-name="P1" draw:layer="layout" svg:width="1.857cm" svg:height="0.662cm" draw:transform="rotate (-1.5707963267949) translate (8.55cm 0.866cm)">
          <draw:text-box>
            <text:p><text:span text:style-name="T1">WG/WG</text:span></text:p>
          </draw:text-box>
        </draw:frame>
        <draw:frame draw:style-name="gr3" draw:text-style-name="P1" draw:layer="layout" svg:width="1.12cm" svg:height="0.662cm" draw:transform="rotate (-1.5707963267949) translate (7.85cm 1.567cm)">
          <draw:text-box>
            <text:p><text:span text:style-name="T1">WD</text:span></text:p>
          </draw:text-box>
        </draw:frame>
        <draw:frame draw:style-name="gr3" draw:text-style-name="P1" draw:layer="layout" svg:width="1.12cm" svg:height="0.662cm" draw:transform="rotate (-1.5707963267949) translate (7.15cm 1.567cm)">
          <draw:text-box>
            <text:p><text:span text:style-name="T1">WD</text:span></text:p>
          </draw:text-box>
        </draw:frame>
        <draw:frame draw:style-name="gr3" draw:text-style-name="P1" draw:layer="layout" svg:width="1.018cm" svg:height="0.662cm" draw:transform="rotate (-1.5707963267949) translate (6.45cm 1.667cm)">
          <draw:text-box>
            <text:p><text:span text:style-name="T1">RG</text:span></text:p>
          </draw:text-box>
        </draw:frame>
        <draw:frame draw:style-name="gr3" draw:text-style-name="P1" draw:layer="layout" svg:width="1.129cm" svg:height="0.662cm" draw:transform="rotate (-1.5707963267949) translate (5.75cm 1.567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5.05cm 1.567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25.25cm 18.462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24.65cm 18.463cm)">
          <draw:text-box>
            <text:p><text:span text:style-name="T1">N/C</text:span></text:p>
          </draw:text-box>
        </draw:frame>
        <draw:frame draw:style-name="gr3" draw:text-style-name="P3" draw:layer="layout" svg:width="1.802cm" svg:height="0.624cm" draw:transform="rotate (-1.5707963267949) translate (22.45cm 18.364cm)">
          <draw:text-box>
            <text:p><text:span text:style-name="T2">SEROUT</text:span></text:p>
          </draw:text-box>
        </draw:frame>
        <draw:frame draw:style-name="gr3" draw:text-style-name="P1" draw:layer="layout" svg:width="1.129cm" svg:height="0.662cm" draw:transform="rotate (-1.5707963267949) translate (21.85cm 18.463cm)">
          <draw:text-box>
            <text:p><text:span text:style-name="T1">N/C</text:span></text:p>
          </draw:text-box>
        </draw:frame>
        <draw:frame draw:style-name="gr3" draw:text-style-name="P1" draw:layer="layout" svg:width="1.395cm" svg:height="0.662cm" draw:transform="rotate (-1.5707963267949) translate (21.05cm 18.464cm)">
          <draw:text-box>
            <text:p><text:span text:style-name="T1">SREF</text:span></text:p>
          </draw:text-box>
        </draw:frame>
        <draw:frame draw:style-name="gr3" draw:text-style-name="P1" draw:layer="layout" svg:width="1.213cm" svg:height="0.662cm" draw:transform="rotate (-1.5707963267949) translate (20.45cm 18.463cm)">
          <draw:text-box>
            <text:p><text:span text:style-name="T1">VRC</text:span></text:p>
          </draw:text-box>
        </draw:frame>
        <draw:frame draw:style-name="gr3" draw:text-style-name="P1" draw:layer="layout" svg:width="0.993cm" svg:height="0.662cm" draw:transform="rotate (-1.5707963267949) translate (19.65cm 18.464cm)">
          <draw:text-box>
            <text:p><text:span text:style-name="T1">RR</text:span></text:p>
          </draw:text-box>
        </draw:frame>
        <draw:frame draw:style-name="gr3" draw:text-style-name="P1" draw:layer="layout" svg:width="1.179cm" svg:height="0.662cm" draw:transform="rotate (-1.5707963267949) translate (16.85cm 18.465cm)">
          <draw:text-box>
            <text:p><text:span text:style-name="T1">VPS</text:span></text:p>
          </draw:text-box>
        </draw:frame>
        <draw:frame draw:style-name="gr3" draw:text-style-name="P1" draw:layer="layout" svg:width="1.23cm" svg:height="0.662cm" draw:transform="rotate (-1.5707963267949) translate (16.15cm 18.465cm)">
          <draw:text-box>
            <text:p><text:span text:style-name="T1">VNS</text:span></text:p>
          </draw:text-box>
        </draw:frame>
        <draw:frame draw:style-name="gr3" draw:text-style-name="P1" draw:layer="layout" svg:width="1.442cm" svg:height="0.662cm" draw:transform="rotate (-1.5707963267949) translate (15.45cm 18.465cm)">
          <draw:text-box>
            <text:p><text:span text:style-name="T1">TPA+</text:span></text:p>
          </draw:text-box>
        </draw:frame>
        <draw:frame draw:style-name="gr3" draw:text-style-name="P1" draw:layer="layout" svg:width="1.264cm" svg:height="0.662cm" draw:transform="rotate (-1.5707963267949) translate (14.75cm 18.465cm)">
          <draw:text-box>
            <text:p><text:span text:style-name="T1">TPA-</text:span></text:p>
          </draw:text-box>
        </draw:frame>
        <draw:frame draw:style-name="gr3" draw:text-style-name="P1" draw:layer="layout" svg:width="1.467cm" svg:height="0.662cm" draw:transform="rotate (-1.5707963267949) translate (14.15cm 18.465cm)">
          <draw:text-box>
            <text:p><text:span text:style-name="T1">TPB+</text:span></text:p>
          </draw:text-box>
        </draw:frame>
        <draw:frame draw:style-name="gr3" draw:text-style-name="P1" draw:layer="layout" svg:width="1.298cm" svg:height="0.662cm" draw:transform="rotate (-1.5707963267949) translate (13.45cm 18.466cm)">
          <draw:text-box>
            <text:p><text:span text:style-name="T1">TPB-</text:span></text:p>
          </draw:text-box>
        </draw:frame>
        <draw:frame draw:style-name="gr3" draw:text-style-name="P1" draw:layer="layout" svg:width="1.179cm" svg:height="0.662cm" draw:transform="rotate (-1.5707963267949) translate (12.75cm 18.466cm)">
          <draw:text-box>
            <text:p><text:span text:style-name="T1">VPS</text:span></text:p>
          </draw:text-box>
        </draw:frame>
        <draw:frame draw:style-name="gr3" draw:text-style-name="P1" draw:layer="layout" svg:width="1.205cm" svg:height="0.662cm" draw:transform="rotate (-1.5707963267949) translate (12.05cm 18.466cm)">
          <draw:text-box>
            <text:p><text:span text:style-name="T1">ATO</text:span></text:p>
          </draw:text-box>
        </draw:frame>
        <draw:frame draw:style-name="gr3" draw:text-style-name="P1" draw:layer="layout" svg:width="1.438cm" svg:height="0.662cm" draw:transform="rotate (-1.5707963267949) translate (11.25cm 18.466cm)">
          <draw:text-box>
            <text:p><text:span text:style-name="T1">ATRN</text:span></text:p>
          </draw:text-box>
        </draw:frame>
        <draw:frame draw:style-name="gr3" draw:text-style-name="P1" draw:layer="layout" svg:width="1.23cm" svg:height="0.662cm" draw:transform="rotate (-1.5707963267949) translate (10.55cm 18.466cm)">
          <draw:text-box>
            <text:p><text:span text:style-name="T1">VNS</text:span></text:p>
          </draw:text-box>
        </draw:frame>
        <draw:frame draw:style-name="gr3" draw:text-style-name="P1" draw:layer="layout" svg:width="1.167cm" svg:height="0.662cm" draw:transform="rotate (-1.5707963267949) translate (9.85cm 18.467cm)">
          <draw:text-box>
            <text:p><text:span text:style-name="T1">VPP</text:span></text:p>
          </draw:text-box>
        </draw:frame>
        <draw:frame draw:style-name="gr3" draw:text-style-name="P1" draw:layer="layout" svg:width="1.831cm" svg:height="0.662cm" draw:transform="rotate (-1.5707963267949) translate (9.25cm 18.366cm)">
          <draw:text-box>
            <text:p><text:span text:style-name="T1">FLTR2+</text:span></text:p>
          </draw:text-box>
        </draw:frame>
        <draw:frame draw:style-name="gr3" draw:text-style-name="P1" draw:layer="layout" svg:width="1.662cm" svg:height="0.662cm" draw:transform="rotate (-1.5707963267949) translate (8.55cm 18.366cm)">
          <draw:text-box>
            <text:p><text:span text:style-name="T1">FLTR2-</text:span></text:p>
          </draw:text-box>
        </draw:frame>
        <draw:frame draw:style-name="gr3" draw:text-style-name="P1" draw:layer="layout" svg:width="1.217cm" svg:height="0.662cm" draw:transform="rotate (-1.5707963267949) translate (7.75cm 18.467cm)">
          <draw:text-box>
            <text:p><text:span text:style-name="T1">VNP</text:span></text:p>
          </draw:text-box>
        </draw:frame>
        <draw:frame draw:style-name="gr3" draw:text-style-name="P1" draw:layer="layout" svg:width="1.251cm" svg:height="0.662cm" draw:transform="rotate (-1.5707963267949) translate (7.15cm 18.467cm)">
          <draw:text-box>
            <text:p><text:span text:style-name="T1">VNC</text:span></text:p>
          </draw:text-box>
        </draw:frame>
        <draw:frame draw:style-name="gr3" draw:text-style-name="P1" draw:layer="layout" svg:width="1.201cm" svg:height="0.662cm" draw:transform="rotate (-1.5707963267949) translate (6.35cm 18.467cm)">
          <draw:text-box>
            <text:p><text:span text:style-name="T1">VPC</text:span></text:p>
          </draw:text-box>
        </draw:frame>
        <draw:frame draw:style-name="gr3" draw:text-style-name="P1" draw:layer="layout" svg:width="1.129cm" svg:height="0.662cm" draw:transform="rotate (-1.5707963267949) translate (5.65cm 18.367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4.95cm 18.367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23.95cm 18.462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23.25cm 18.463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18.95cm 18.463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18.25cm 18.462cm)">
          <draw:text-box>
            <text:p><text:span text:style-name="T1">N/C</text:span></text:p>
          </draw:text-box>
        </draw:frame>
        <draw:frame draw:style-name="gr3" draw:text-style-name="P1" draw:layer="layout" svg:width="1.129cm" svg:height="0.662cm" draw:transform="rotate (-1.5707963267949) translate (17.65cm 18.463cm)">
          <draw:text-box>
            <text:p><text:span text:style-name="T1">N/C</text:span></text:p>
          </draw:text-box>
        </draw:frame>
        <draw:frame draw:style-name="gr3" draw:layer="layout" svg:width="4.909cm" svg:height="0.988cm" svg:x="12.141cm" svg:y="10.12cm">
          <draw:text-box>
            <text:p>100-Lead QF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1:32:45.814885109</meta:creation-date>
    <dc:date>2018-05-03T16:31:44.266357561</dc:date>
    <meta:editing-duration>PT3H45M43S</meta:editing-duration>
    <meta:editing-cycles>20</meta:editing-cycles>
    <meta:generator>LibreOffice/4.2.5.2$Linux_x86 LibreOffice_project/420m0$Build-2</meta:generator>
    <meta:document-statistic meta:object-count="303"/>
  </office:meta>
</office:document-meta>
</file>